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45d360" officeooo:paragraph-rsid="002dda6f"/>
    </style:style>
    <style:style style:name="P2" style:family="paragraph" style:parent-style-name="Standard">
      <style:text-properties style:font-name="Linux Libertine O" officeooo:rsid="0047345e" officeooo:paragraph-rsid="0047345e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35cc64" officeooo:paragraph-rsid="0047345e"/>
    </style:style>
    <style:style style:name="P5" style:family="paragraph" style:parent-style-name="Standard">
      <style:text-properties style:font-name="Linux Libertine O" officeooo:rsid="0050ef33" officeooo:paragraph-rsid="0062b146"/>
    </style:style>
    <style:style style:name="P6" style:family="paragraph" style:parent-style-name="Standard">
      <style:text-properties style:font-name="Linux Libertine O" officeooo:rsid="0062b146" officeooo:paragraph-rsid="0062b146"/>
    </style:style>
    <style:style style:name="P7" style:family="paragraph" style:parent-style-name="Standard">
      <style:text-properties style:font-name="Linux Libertine O" officeooo:rsid="00529306" officeooo:paragraph-rsid="0050ef33"/>
    </style:style>
    <style:style style:name="P8" style:family="paragraph" style:parent-style-name="Standard">
      <style:text-properties style:font-name="Linux Libertine O" officeooo:rsid="00529306" officeooo:paragraph-rsid="00669bbc"/>
    </style:style>
    <style:style style:name="P9" style:family="paragraph" style:parent-style-name="Standard">
      <style:text-properties style:font-name="Linux Libertine O" officeooo:rsid="00529306" officeooo:paragraph-rsid="00678a8a"/>
    </style:style>
    <style:style style:name="P10" style:family="paragraph" style:parent-style-name="Standard">
      <style:text-properties style:font-name="Linux Libertine O" officeooo:rsid="004de27c" officeooo:paragraph-rsid="0050ef33"/>
    </style:style>
    <style:style style:name="P11" style:family="paragraph" style:parent-style-name="Standard">
      <style:text-properties style:font-name="Linux Libertine O" officeooo:rsid="004de27c" officeooo:paragraph-rsid="0062e25f"/>
    </style:style>
    <style:style style:name="P12" style:family="paragraph" style:parent-style-name="Standard">
      <style:text-properties style:font-name="Linux Libertine O" officeooo:rsid="006289f0" officeooo:paragraph-rsid="0035cc64"/>
    </style:style>
    <style:style style:name="P13" style:family="paragraph" style:parent-style-name="Standard">
      <style:text-properties style:font-name="Linux Libertine O" officeooo:rsid="00678a8a" officeooo:paragraph-rsid="00678a8a"/>
    </style:style>
    <style:style style:name="P14" style:family="paragraph" style:parent-style-name="Heading">
      <style:text-properties officeooo:paragraph-rsid="003fff47"/>
    </style:style>
    <style:style style:name="P15" style:family="paragraph" style:parent-style-name="Standard">
      <style:text-properties fo:color="#3465a4" loext:opacity="100%" style:font-name="Linux Libertine O" fo:font-size="14pt" fo:font-weight="bold" officeooo:rsid="0045d360" officeooo:paragraph-rsid="0045d360" style:font-name-asian="Noto Sans CJK SC Regular" style:font-size-asian="14pt" style:font-weight-asian="bold" style:font-name-complex="FreeSans1" style:font-size-complex="14pt" style:font-weight-complex="bold"/>
    </style:style>
    <style:style style:name="P16" style:family="paragraph" style:parent-style-name="Standard">
      <style:text-properties officeooo:rsid="0035cc64" officeooo:paragraph-rsid="0035cc64"/>
    </style:style>
    <style:style style:name="P17" style:family="paragraph" style:parent-style-name="Heading_20_1">
      <style:text-properties fo:color="#004586" loext:opacity="100%" style:font-name="Linux Libertine O" fo:font-size="18.2000007629395pt" fo:font-weight="bold" officeooo:rsid="006289f0" officeooo:paragraph-rsid="006289f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P18" style:family="paragraph" style:parent-style-name="Standard">
      <style:text-properties style:font-name="Linux Libertine O" officeooo:rsid="00678a8a" officeooo:paragraph-rsid="00678a8a"/>
    </style:style>
    <style:style style:name="P19" style:family="paragraph" style:parent-style-name="Standard">
      <style:text-properties style:font-name="Linux Libertine O" officeooo:rsid="0062e25f" officeooo:paragraph-rsid="00678a8a"/>
    </style:style>
    <style:style style:name="P20" style:family="paragraph" style:parent-style-name="Standard">
      <style:text-properties style:font-name="Linux Libertine O" officeooo:rsid="00529306" officeooo:paragraph-rsid="0050ef33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62b146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style:font-name="Linux Libertine O" officeooo:rsid="0050ef33"/>
    </style:style>
    <style:style style:name="T6" style:family="text">
      <style:text-properties style:font-name="Linux Libertine O" officeooo:rsid="006289f0"/>
    </style:style>
    <style:style style:name="T7" style:family="text">
      <style:text-properties officeooo:rsid="0062b146"/>
    </style:style>
    <style:style style:name="T8" style:family="text">
      <style:text-properties officeooo:rsid="0062e25f"/>
    </style:style>
    <style:style style:name="T9" style:family="text">
      <style:text-properties officeooo:rsid="006499cb"/>
    </style:style>
    <style:style style:name="T10" style:family="text">
      <style:text-properties officeooo:rsid="00661dc2"/>
    </style:style>
    <style:style style:name="T11" style:family="text">
      <style:text-properties officeooo:rsid="00669bbc"/>
    </style:style>
    <style:style style:name="T12" style:family="text">
      <style:text-properties officeooo:rsid="00678a8a"/>
    </style:style>
    <style:style style:name="T13" style:family="text">
      <style:text-properties officeooo:rsid="0067f0e6"/>
    </style:style>
    <style:style style:name="T14" style:family="text">
      <style:text-properties officeooo:rsid="0068ded7"/>
    </style:style>
    <style:style style:name="T15" style:family="text">
      <style:text-properties officeooo:rsid="006a2716"/>
    </style:style>
    <style:style style:name="T16" style:family="text">
      <style:text-properties officeooo:rsid="006bca9a"/>
    </style:style>
    <style:style style:name="T17" style:family="text">
      <style:text-properties officeooo:rsid="006bd3dd"/>
    </style:style>
    <style:style style:name="T18" style:family="text">
      <style:text-properties officeooo:rsid="006dbc1b"/>
    </style:style>
    <style:style style:name="T19" style:family="text">
      <style:text-properties officeooo:rsid="006ef2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Granola bars (makes about 1<text:span text:style-name="T9">0</text:span> slices; <text:span text:style-name="T19">55</text:span><text:span text:style-name="T7">mi</text:span><text:span text:style-name="T19">n + cooling</text:span>)</text:h>
      <text:p text:style-name="P16"><text:span text:style-name="T5">You can substitute in </text:span><text:span text:style-name="T6">different nuts, seeds, and dried fruit as you prefer.</text:span></text:p>
      <text:p text:style-name="P12"/>
      <text:p text:style-name="P15"/>
      <text:p text:style-name="P14"><text:span text:style-name="T1">For </text:span><text:span text:style-name="T2">the </text:span><text:span text:style-name="T4">stuffing</text:span></text:p>
      <text:p text:style-name="P1"/>
      <text:p text:style-name="P6">1<text:span text:style-name="T10">65</text:span>g oats</text:p>
      <text:p text:style-name="P6">12g chia in ~3<text:span text:style-name="T10">5</text:span>ml water</text:p>
      <text:p text:style-name="P6">20g linseeds</text:p>
      <text:p text:style-name="P6"><text:span text:style-name="T10">60</text:span>g pumpkin seeds</text:p>
      <text:p text:style-name="P6"><text:span text:style-name="T10">50</text:span>g sunflower seeds</text:p>
      <text:p text:style-name="P6"><text:span text:style-name="T10">40</text:span>g cranberries</text:p>
      <text:p text:style-name="P6"/>
      <text:p text:style-name="P10"/>
      <text:p text:style-name="P11">Soak the chia seeds in the water in a small bowl.</text:p>
      <text:p text:style-name="P11"><text:span text:style-name="T7">Measure out and m</text:span>ix together the dry ingredients, <text:span text:style-name="T7">then give the chia seeds a</text:span><text:span text:style-name="T12">n occasional</text:span><text:span text:style-name="T7"> stir to make sure they are evenly wetted.</text:span></text:p>
      <text:p text:style-name="P3"/>
      <text:p text:style-name="P3"/>
      <text:p text:style-name="P3"/>
      <text:p text:style-name="P14"><text:span text:style-name="T1">For </text:span><text:span text:style-name="T3">the </text:span><text:span text:style-name="T4">mixing</text:span></text:p>
      <text:p text:style-name="P4"/>
      <text:p text:style-name="P5"><text:span text:style-name="T7">5</text:span><text:span text:style-name="T10">5</text:span>g <text:span text:style-name="T7">proper </text:span>butter</text:p>
      <text:p text:style-name="P6"><text:span text:style-name="T10">30</text:span>g spread</text:p>
      <text:p text:style-name="P5"><text:span text:style-name="T10">10</text:span><text:span text:style-name="T7">0</text:span>g golden syrup</text:p>
      <text:p text:style-name="P2"/>
      <text:p text:style-name="P13">Optional: <text:span text:style-name="T15">1</text:span><text:span text:style-name="T16">2</text:span><text:span text:style-name="T15">0</text:span>g <text:span text:style-name="T13">70% </text:span>dark chocolate</text:p>
      <text:p text:style-name="P2"/>
      <text:p text:style-name="P7"/>
      <text:p text:style-name="P8">Line a <text:span text:style-name="T8">small</text:span> <text:span text:style-name="T8">baking </text:span>tin <text:span text:style-name="T11">(e.g. 10”x7”)</text:span> with paper;<text:span text:style-name="T8"> </text:span><text:span text:style-name="T11">measure the</text:span><text:span text:style-name="T8"> butter, spread, and syrup in a pan; </text:span><text:span text:style-name="T11">then </text:span><text:span text:style-name="T8">preheat the oven to 1</text:span><text:span text:style-name="T17">75</text:span><text:span text:style-name="T8">C.</text:span></text:p>
      <text:p text:style-name="P8"><text:span text:style-name="T11">Melt the mixture</text:span><text:span text:style-name="T8"> on low heat. </text:span><text:span text:style-name="T11">S</text:span><text:span text:style-name="T8">tir in the chia seeds </text:span><text:span text:style-name="T11">for a few seconds</text:span><text:span text:style-name="T8">, pressing with the </text:span><text:span text:style-name="T11">back of the</text:span><text:span text:style-name="T8"> spoon to unclump them.</text:span></text:p>
      <text:p text:style-name="P7"/>
      <text:p text:style-name="P7"><text:span text:style-name="T8">Once everything is fully melted, a</text:span>dd all the dry ingredients, mix well, <text:span text:style-name="T8">then pour into the tin and press the mixture down firmly. Bake for </text:span><text:span text:style-name="T11">30</text:span> min, <text:span text:style-name="T8">then cool thoroughly.</text:span></text:p>
      <text:p text:style-name="P7"/>
      <text:p text:style-name="P13">If using the chocolate, melt it in a <text:span text:style-name="T16">pyrex </text:span>jug in a pan of hot water on low heat. <text:span text:style-name="T18">Pour or spoon the chocolate onto the granola slab and spread evenly.</text:span> <text:span text:style-name="T18">Leave to cool until mostly set, and then cut into slices. </text:span>Chill in the fridge until fully set.</text:p>
      <text:p text:style-name="P9"/>
      <text:p text:style-name="P19">Keep it in an airtight container (in the fridge if longer than a few days). Any crumbs are good in yoghurt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11-08T22:00:02.897049713</dc:date>
    <meta:editing-duration>PT4H5M26S</meta:editing-duration>
    <meta:editing-cycles>76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42" meta:character-count="1283" meta:non-whitespace-character-count="1062"/>
  </office:meta>
</office:document-meta>
</file>